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79pt"/>
    </style:style>
    <style:style style:name="co2" style:family="table-column">
      <style:table-column-properties fo:break-before="auto" style:column-width="21.29pt"/>
    </style:style>
    <style:style style:name="co3" style:family="table-column">
      <style:table-column-properties fo:break-before="auto" style:column-width="26.76pt"/>
    </style:style>
    <style:style style:name="co4" style:family="table-column">
      <style:table-column-properties fo:break-before="auto" style:column-width="32.26pt"/>
    </style:style>
    <style:style style:name="co5" style:family="table-column">
      <style:table-column-properties fo:break-before="auto" style:column-width="37.76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48.7pt"/>
    </style:style>
    <style:style style:name="co8" style:family="table-column">
      <style:table-column-properties fo:break-before="auto" style:column-width="54.2pt"/>
    </style:style>
    <style:style style:name="co9" style:family="table-column">
      <style:table-column-properties fo:break-before="auto" style:column-width="59.7pt"/>
    </style:style>
    <style:style style:name="co10" style:family="table-column">
      <style:table-column-properties fo:break-before="auto" style:column-width="65.14pt"/>
    </style:style>
    <style:style style:name="co11" style:family="table-column">
      <style:table-column-properties fo:break-before="auto" style:column-width="70.64pt"/>
    </style:style>
    <style:style style:name="co12" style:family="table-column">
      <style:table-column-properties fo:break-before="auto" style:column-width="76.14pt"/>
    </style:style>
    <style:style style:name="co13" style:family="table-column">
      <style:table-column-properties fo:break-before="auto" style:column-width="81.61pt"/>
    </style:style>
    <style:style style:name="co14" style:family="table-column">
      <style:table-column-properties fo:break-before="auto" style:column-width="87.11pt"/>
    </style:style>
    <style:style style:name="co15" style:family="table-column">
      <style:table-column-properties fo:break-before="auto" style:column-width="92.61pt"/>
    </style:style>
    <style:style style:name="co16" style:family="table-column">
      <style:table-column-properties fo:break-before="auto" style:column-width="65.54pt"/>
    </style:style>
    <style:style style:name="ro1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98" table:default-cell-style-name="Default"/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  <table:table-cell office:value-type="float" office:value="253" calcext:value-type="float">
            <text:p>253</text:p>
          </table:table-cell>
          <table:table-cell office:value-type="float" office:value="276" calcext:value-type="float">
            <text:p>276</text:p>
          </table:table-cell>
          <table:table-cell office:value-type="float" office:value="290" calcext:value-type="float">
            <text:p>290</text:p>
          </table:table-cell>
          <table:table-cell office:value-type="float" office:value="315" calcext:value-type="float">
            <text:p>315</text:p>
          </table:table-cell>
          <table:table-cell office:value-type="float" office:value="343" calcext:value-type="float">
            <text:p>343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formula="of:=[.G3] + [.F4]" office:value-type="float" office:value="84" calcext:value-type="float">
            <text:p>84</text:p>
          </table:table-cell>
          <table:table-cell table:formula="of:=[.H3] + [.G4]" office:value-type="float" office:value="120" calcext:value-type="float">
            <text:p>120</text:p>
          </table:table-cell>
          <table:table-cell table:formula="of:=[.I3] + [.H4]" office:value-type="float" office:value="165" calcext:value-type="float">
            <text:p>165</text:p>
          </table:table-cell>
          <table:table-cell table:formula="of:=[.J3] + [.I4]" office:value-type="float" office:value="220" calcext:value-type="float">
            <text:p>220</text:p>
          </table:table-cell>
          <table:table-cell table:formula="of:=[.K3] + [.J4]" office:value-type="float" office:value="286" calcext:value-type="float">
            <text:p>286</text:p>
          </table:table-cell>
          <table:table-cell table:formula="of:=[.L3] + [.K4]" office:value-type="float" office:value="364" calcext:value-type="float">
            <text:p>364</text:p>
          </table:table-cell>
          <table:table-cell table:formula="of:=[.M3] + [.L4]" office:value-type="float" office:value="455" calcext:value-type="float">
            <text:p>455</text:p>
          </table:table-cell>
          <table:table-cell table:formula="of:=[.N3] + [.M4]" office:value-type="float" office:value="560" calcext:value-type="float">
            <text:p>560</text:p>
          </table:table-cell>
          <table:table-cell table:formula="of:=[.O3] + [.N4]" office:value-type="float" office:value="680" calcext:value-type="float">
            <text:p>680</text:p>
          </table:table-cell>
          <table:table-cell table:formula="of:=[.P3] + [.O4]" office:value-type="float" office:value="816" calcext:value-type="float">
            <text:p>816</text:p>
          </table:table-cell>
          <table:table-cell table:formula="of:=[.Q3] + [.P4]" office:value-type="float" office:value="969" calcext:value-type="float">
            <text:p>969</text:p>
          </table:table-cell>
          <table:table-cell table:formula="of:=[.R3] + [.Q4]" office:value-type="float" office:value="1140" calcext:value-type="float">
            <text:p>1140</text:p>
          </table:table-cell>
          <table:table-cell table:formula="of:=[.S3] + [.R4]" office:value-type="float" office:value="1330" calcext:value-type="float">
            <text:p>1330</text:p>
          </table:table-cell>
          <table:table-cell table:formula="of:=[.T3] + [.S4]" office:value-type="float" office:value="1540" calcext:value-type="float">
            <text:p>1540</text:p>
          </table:table-cell>
          <table:table-cell table:formula="of:=[.U3] + [.T4]" office:value-type="float" office:value="1771" calcext:value-type="float">
            <text:p>1771</text:p>
          </table:table-cell>
          <table:table-cell table:formula="of:=[.V3] + [.U4]" office:value-type="float" office:value="2024" calcext:value-type="float">
            <text:p>2024</text:p>
          </table:table-cell>
          <table:table-cell table:formula="of:=[.W3] + [.V4]" office:value-type="float" office:value="2300" calcext:value-type="float">
            <text:p>2300</text:p>
          </table:table-cell>
          <table:table-cell table:formula="of:=[.X3] + [.W4]" office:value-type="float" office:value="2590" calcext:value-type="float">
            <text:p>2590</text:p>
          </table:table-cell>
          <table:table-cell table:formula="of:=[.Y3] + [.X4]" office:value-type="float" office:value="2905" calcext:value-type="float">
            <text:p>2905</text:p>
          </table:table-cell>
          <table:table-cell table:formula="of:=[.Z3] + [.Y4]" office:value-type="float" office:value="3248" calcext:value-type="float">
            <text:p>3248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table:formula="of:=[.G4] + [.F5]" office:value-type="float" office:value="210" calcext:value-type="float">
            <text:p>210</text:p>
          </table:table-cell>
          <table:table-cell table:formula="of:=[.H4] + [.G5]" office:value-type="float" office:value="330" calcext:value-type="float">
            <text:p>330</text:p>
          </table:table-cell>
          <table:table-cell table:formula="of:=[.I4] + [.H5]" office:value-type="float" office:value="495" calcext:value-type="float">
            <text:p>495</text:p>
          </table:table-cell>
          <table:table-cell table:formula="of:=[.J4] + [.I5]" office:value-type="float" office:value="715" calcext:value-type="float">
            <text:p>715</text:p>
          </table:table-cell>
          <table:table-cell table:formula="of:=[.K4] + [.J5]" office:value-type="float" office:value="1001" calcext:value-type="float">
            <text:p>1001</text:p>
          </table:table-cell>
          <table:table-cell table:formula="of:=[.L4] + [.K5]" office:value-type="float" office:value="1365" calcext:value-type="float">
            <text:p>1365</text:p>
          </table:table-cell>
          <table:table-cell table:formula="of:=[.M4] + [.L5]" office:value-type="float" office:value="1820" calcext:value-type="float">
            <text:p>1820</text:p>
          </table:table-cell>
          <table:table-cell table:formula="of:=[.N4] + [.M5]" office:value-type="float" office:value="2380" calcext:value-type="float">
            <text:p>2380</text:p>
          </table:table-cell>
          <table:table-cell table:formula="of:=[.O4] + [.N5]" office:value-type="float" office:value="3060" calcext:value-type="float">
            <text:p>3060</text:p>
          </table:table-cell>
          <table:table-cell table:formula="of:=[.P4] + [.O5]" office:value-type="float" office:value="3876" calcext:value-type="float">
            <text:p>3876</text:p>
          </table:table-cell>
          <table:table-cell table:formula="of:=[.Q4] + [.P5]" office:value-type="float" office:value="4845" calcext:value-type="float">
            <text:p>4845</text:p>
          </table:table-cell>
          <table:table-cell table:formula="of:=[.R4] + [.Q5]" office:value-type="float" office:value="5985" calcext:value-type="float">
            <text:p>5985</text:p>
          </table:table-cell>
          <table:table-cell table:formula="of:=[.S4] + [.R5]" office:value-type="float" office:value="7315" calcext:value-type="float">
            <text:p>7315</text:p>
          </table:table-cell>
          <table:table-cell table:formula="of:=[.T4] + [.S5]" office:value-type="float" office:value="8855" calcext:value-type="float">
            <text:p>8855</text:p>
          </table:table-cell>
          <table:table-cell table:formula="of:=[.U4] + [.T5]" office:value-type="float" office:value="10626" calcext:value-type="float">
            <text:p>10626</text:p>
          </table:table-cell>
          <table:table-cell table:formula="of:=[.V4] + [.U5]" office:value-type="float" office:value="12650" calcext:value-type="float">
            <text:p>12650</text:p>
          </table:table-cell>
          <table:table-cell table:formula="of:=[.W4] + [.V5]" office:value-type="float" office:value="14950" calcext:value-type="float">
            <text:p>14950</text:p>
          </table:table-cell>
          <table:table-cell table:formula="of:=[.X4] + [.W5]" office:value-type="float" office:value="17540" calcext:value-type="float">
            <text:p>17540</text:p>
          </table:table-cell>
          <table:table-cell table:formula="of:=[.Y4] + [.X5]" office:value-type="float" office:value="20445" calcext:value-type="float">
            <text:p>20445</text:p>
          </table:table-cell>
          <table:table-cell table:formula="of:=[.Z4] + [.Y5]" office:value-type="float" office:value="23693" calcext:value-type="float">
            <text:p>23693</text:p>
          </table:table-cell>
          <table:table-cell table:number-columns-repeated="998"/>
        </table:table-row>
        <table:table-row table:style-name="ro1">
          <table:table-cell table:number-columns-repeated="5"/>
          <table:table-cell office:value-type="float" office:value="252" calcext:value-type="float">
            <text:p>252</text:p>
          </table:table-cell>
          <table:table-cell table:formula="of:=[.G5] + [.F6]" office:value-type="float" office:value="462" calcext:value-type="float">
            <text:p>462</text:p>
          </table:table-cell>
          <table:table-cell table:formula="of:=[.H5] + [.G6]" office:value-type="float" office:value="792" calcext:value-type="float">
            <text:p>792</text:p>
          </table:table-cell>
          <table:table-cell table:formula="of:=[.I5] + [.H6]" office:value-type="float" office:value="1287" calcext:value-type="float">
            <text:p>1287</text:p>
          </table:table-cell>
          <table:table-cell table:formula="of:=[.J5] + [.I6]" office:value-type="float" office:value="2002" calcext:value-type="float">
            <text:p>2002</text:p>
          </table:table-cell>
          <table:table-cell table:formula="of:=[.K5] + [.J6]" office:value-type="float" office:value="3003" calcext:value-type="float">
            <text:p>3003</text:p>
          </table:table-cell>
          <table:table-cell table:formula="of:=[.L5] + [.K6]" office:value-type="float" office:value="4368" calcext:value-type="float">
            <text:p>4368</text:p>
          </table:table-cell>
          <table:table-cell table:formula="of:=[.M5] + [.L6]" office:value-type="float" office:value="6188" calcext:value-type="float">
            <text:p>6188</text:p>
          </table:table-cell>
          <table:table-cell table:formula="of:=[.N5] + [.M6]" office:value-type="float" office:value="8568" calcext:value-type="float">
            <text:p>8568</text:p>
          </table:table-cell>
          <table:table-cell table:formula="of:=[.O5] + [.N6]" office:value-type="float" office:value="11628" calcext:value-type="float">
            <text:p>11628</text:p>
          </table:table-cell>
          <table:table-cell table:formula="of:=[.P5] + [.O6]" office:value-type="float" office:value="15504" calcext:value-type="float">
            <text:p>15504</text:p>
          </table:table-cell>
          <table:table-cell table:formula="of:=[.Q5] + [.P6]" office:value-type="float" office:value="20349" calcext:value-type="float">
            <text:p>20349</text:p>
          </table:table-cell>
          <table:table-cell table:formula="of:=[.R5] + [.Q6]" office:value-type="float" office:value="26334" calcext:value-type="float">
            <text:p>26334</text:p>
          </table:table-cell>
          <table:table-cell table:formula="of:=[.S5] + [.R6]" office:value-type="float" office:value="33649" calcext:value-type="float">
            <text:p>33649</text:p>
          </table:table-cell>
          <table:table-cell table:formula="of:=[.T5] + [.S6]" office:value-type="float" office:value="42504" calcext:value-type="float">
            <text:p>42504</text:p>
          </table:table-cell>
          <table:table-cell table:formula="of:=[.U5] + [.T6]" office:value-type="float" office:value="53130" calcext:value-type="float">
            <text:p>53130</text:p>
          </table:table-cell>
          <table:table-cell table:formula="of:=[.V5] + [.U6]" office:value-type="float" office:value="65780" calcext:value-type="float">
            <text:p>65780</text:p>
          </table:table-cell>
          <table:table-cell table:formula="of:=[.W5] + [.V6]" office:value-type="float" office:value="80730" calcext:value-type="float">
            <text:p>80730</text:p>
          </table:table-cell>
          <table:table-cell table:formula="of:=[.X5] + [.W6]" office:value-type="float" office:value="98270" calcext:value-type="float">
            <text:p>98270</text:p>
          </table:table-cell>
          <table:table-cell table:formula="of:=[.Y5] + [.X6]" office:value-type="float" office:value="118715" calcext:value-type="float">
            <text:p>118715</text:p>
          </table:table-cell>
          <table:table-cell table:formula="of:=[.Z5] + [.Y6]" office:value-type="float" office:value="142408" calcext:value-type="float">
            <text:p>142408</text:p>
          </table:table-cell>
          <table:table-cell table:number-columns-repeated="998"/>
        </table:table-row>
        <table:table-row table:style-name="ro1">
          <table:table-cell table:number-columns-repeated="6"/>
          <table:table-cell table:formula="of:=[.G6] *2" office:value-type="float" office:value="924" calcext:value-type="float">
            <text:p>924</text:p>
          </table:table-cell>
          <table:table-cell table:formula="of:=[.H6] + [.G7]" office:value-type="float" office:value="1716" calcext:value-type="float">
            <text:p>1716</text:p>
          </table:table-cell>
          <table:table-cell table:formula="of:=[.I6] + [.H7]" office:value-type="float" office:value="3003" calcext:value-type="float">
            <text:p>3003</text:p>
          </table:table-cell>
          <table:table-cell table:formula="of:=[.J6] + [.I7]" office:value-type="float" office:value="5005" calcext:value-type="float">
            <text:p>5005</text:p>
          </table:table-cell>
          <table:table-cell table:formula="of:=[.K6] + [.J7]" office:value-type="float" office:value="8008" calcext:value-type="float">
            <text:p>8008</text:p>
          </table:table-cell>
          <table:table-cell table:formula="of:=[.L6] + [.K7]" office:value-type="float" office:value="12376" calcext:value-type="float">
            <text:p>12376</text:p>
          </table:table-cell>
          <table:table-cell table:formula="of:=[.M6] + [.L7]" office:value-type="float" office:value="18564" calcext:value-type="float">
            <text:p>18564</text:p>
          </table:table-cell>
          <table:table-cell table:formula="of:=[.N6] + [.M7]" office:value-type="float" office:value="27132" calcext:value-type="float">
            <text:p>27132</text:p>
          </table:table-cell>
          <table:table-cell table:formula="of:=[.O6] + [.N7]" office:value-type="float" office:value="38760" calcext:value-type="float">
            <text:p>38760</text:p>
          </table:table-cell>
          <table:table-cell table:formula="of:=[.P6] + [.O7]" office:value-type="float" office:value="54264" calcext:value-type="float">
            <text:p>54264</text:p>
          </table:table-cell>
          <table:table-cell table:formula="of:=[.Q6] + [.P7]" office:value-type="float" office:value="74613" calcext:value-type="float">
            <text:p>74613</text:p>
          </table:table-cell>
          <table:table-cell table:formula="of:=[.R6] + [.Q7]" office:value-type="float" office:value="100947" calcext:value-type="float">
            <text:p>100947</text:p>
          </table:table-cell>
          <table:table-cell table:formula="of:=[.S6] + [.R7]" office:value-type="float" office:value="134596" calcext:value-type="float">
            <text:p>134596</text:p>
          </table:table-cell>
          <table:table-cell table:formula="of:=[.T6] + [.S7]" office:value-type="float" office:value="177100" calcext:value-type="float">
            <text:p>177100</text:p>
          </table:table-cell>
          <table:table-cell table:formula="of:=[.U6] + [.T7]" office:value-type="float" office:value="230230" calcext:value-type="float">
            <text:p>230230</text:p>
          </table:table-cell>
          <table:table-cell table:formula="of:=[.V6] + [.U7]" office:value-type="float" office:value="296010" calcext:value-type="float">
            <text:p>296010</text:p>
          </table:table-cell>
          <table:table-cell table:formula="of:=[.W6] + [.V7]" office:value-type="float" office:value="376740" calcext:value-type="float">
            <text:p>376740</text:p>
          </table:table-cell>
          <table:table-cell table:formula="of:=[.X6] + [.W7]" office:value-type="float" office:value="475010" calcext:value-type="float">
            <text:p>475010</text:p>
          </table:table-cell>
          <table:table-cell table:formula="of:=[.Y6] + [.X7]" office:value-type="float" office:value="593725" calcext:value-type="float">
            <text:p>593725</text:p>
          </table:table-cell>
          <table:table-cell table:formula="of:=[.Z6] + [.Y7]" office:value-type="float" office:value="736133" calcext:value-type="float">
            <text:p>736133</text:p>
          </table:table-cell>
          <table:table-cell table:number-columns-repeated="998"/>
        </table:table-row>
        <table:table-row table:style-name="ro1">
          <table:table-cell table:number-columns-repeated="7"/>
          <table:table-cell table:formula="of:=[.H7] *2" office:value-type="float" office:value="3432" calcext:value-type="float">
            <text:p>3432</text:p>
          </table:table-cell>
          <table:table-cell table:formula="of:=[.I7] + [.H8]" office:value-type="float" office:value="6435" calcext:value-type="float">
            <text:p>6435</text:p>
          </table:table-cell>
          <table:table-cell table:formula="of:=[.J7] + [.I8]" office:value-type="float" office:value="11440" calcext:value-type="float">
            <text:p>11440</text:p>
          </table:table-cell>
          <table:table-cell table:formula="of:=[.K7] + [.J8]" office:value-type="float" office:value="19448" calcext:value-type="float">
            <text:p>19448</text:p>
          </table:table-cell>
          <table:table-cell table:formula="of:=[.L7] + [.K8]" office:value-type="float" office:value="31824" calcext:value-type="float">
            <text:p>31824</text:p>
          </table:table-cell>
          <table:table-cell table:formula="of:=[.M7] + [.L8]" office:value-type="float" office:value="50388" calcext:value-type="float">
            <text:p>50388</text:p>
          </table:table-cell>
          <table:table-cell table:formula="of:=[.N7] + [.M8]" office:value-type="float" office:value="77520" calcext:value-type="float">
            <text:p>77520</text:p>
          </table:table-cell>
          <table:table-cell table:formula="of:=[.O7] + [.N8]" office:value-type="float" office:value="116280" calcext:value-type="float">
            <text:p>116280</text:p>
          </table:table-cell>
          <table:table-cell table:formula="of:=[.P7] + [.O8]" office:value-type="float" office:value="170544" calcext:value-type="float">
            <text:p>170544</text:p>
          </table:table-cell>
          <table:table-cell table:formula="of:=[.Q7] + [.P8]" office:value-type="float" office:value="245157" calcext:value-type="float">
            <text:p>245157</text:p>
          </table:table-cell>
          <table:table-cell table:formula="of:=[.R7] + [.Q8]" office:value-type="float" office:value="346104" calcext:value-type="float">
            <text:p>346104</text:p>
          </table:table-cell>
          <table:table-cell table:formula="of:=[.S7] + [.R8]" office:value-type="float" office:value="480700" calcext:value-type="float">
            <text:p>480700</text:p>
          </table:table-cell>
          <table:table-cell table:formula="of:=[.T7] + [.S8]" office:value-type="float" office:value="657800" calcext:value-type="float">
            <text:p>657800</text:p>
          </table:table-cell>
          <table:table-cell table:formula="of:=[.U7] + [.T8]" office:value-type="float" office:value="888030" calcext:value-type="float">
            <text:p>888030</text:p>
          </table:table-cell>
          <table:table-cell table:formula="of:=[.V7] + [.U8]" office:value-type="float" office:value="1184040" calcext:value-type="float">
            <text:p>1184040</text:p>
          </table:table-cell>
          <table:table-cell table:formula="of:=[.W7] + [.V8]" office:value-type="float" office:value="1560780" calcext:value-type="float">
            <text:p>1560780</text:p>
          </table:table-cell>
          <table:table-cell table:formula="of:=[.X7] + [.W8]" office:value-type="float" office:value="2035790" calcext:value-type="float">
            <text:p>2035790</text:p>
          </table:table-cell>
          <table:table-cell table:formula="of:=[.Y7] + [.X8]" office:value-type="float" office:value="2629515" calcext:value-type="float">
            <text:p>2629515</text:p>
          </table:table-cell>
          <table:table-cell table:formula="of:=[.Z7] + [.Y8]" office:value-type="float" office:value="3365648" calcext:value-type="float">
            <text:p>3365648</text:p>
          </table:table-cell>
          <table:table-cell table:number-columns-repeated="998"/>
        </table:table-row>
        <table:table-row table:style-name="ro1">
          <table:table-cell table:number-columns-repeated="8"/>
          <table:table-cell table:formula="of:=[.I8] *2" office:value-type="float" office:value="12870" calcext:value-type="float">
            <text:p>12870</text:p>
          </table:table-cell>
          <table:table-cell table:formula="of:=[.J8] + [.I9]" office:value-type="float" office:value="24310" calcext:value-type="float">
            <text:p>24310</text:p>
          </table:table-cell>
          <table:table-cell table:formula="of:=[.K8] + [.J9]" office:value-type="float" office:value="43758" calcext:value-type="float">
            <text:p>43758</text:p>
          </table:table-cell>
          <table:table-cell table:formula="of:=[.L8] + [.K9]" office:value-type="float" office:value="75582" calcext:value-type="float">
            <text:p>75582</text:p>
          </table:table-cell>
          <table:table-cell table:formula="of:=[.M8] + [.L9]" office:value-type="float" office:value="125970" calcext:value-type="float">
            <text:p>125970</text:p>
          </table:table-cell>
          <table:table-cell table:formula="of:=[.N8] + [.M9]" office:value-type="float" office:value="203490" calcext:value-type="float">
            <text:p>203490</text:p>
          </table:table-cell>
          <table:table-cell table:formula="of:=[.O8] + [.N9]" office:value-type="float" office:value="319770" calcext:value-type="float">
            <text:p>319770</text:p>
          </table:table-cell>
          <table:table-cell table:formula="of:=[.P8] + [.O9]" office:value-type="float" office:value="490314" calcext:value-type="float">
            <text:p>490314</text:p>
          </table:table-cell>
          <table:table-cell table:formula="of:=[.Q8] + [.P9]" office:value-type="float" office:value="735471" calcext:value-type="float">
            <text:p>735471</text:p>
          </table:table-cell>
          <table:table-cell table:formula="of:=[.R8] + [.Q9]" office:value-type="float" office:value="1081575" calcext:value-type="float">
            <text:p>1081575</text:p>
          </table:table-cell>
          <table:table-cell table:formula="of:=[.S8] + [.R9]" office:value-type="float" office:value="1562275" calcext:value-type="float">
            <text:p>1562275</text:p>
          </table:table-cell>
          <table:table-cell table:formula="of:=[.T8] + [.S9]" office:value-type="float" office:value="2220075" calcext:value-type="float">
            <text:p>2220075</text:p>
          </table:table-cell>
          <table:table-cell table:formula="of:=[.U8] + [.T9]" office:value-type="float" office:value="3108105" calcext:value-type="float">
            <text:p>3108105</text:p>
          </table:table-cell>
          <table:table-cell table:formula="of:=[.V8] + [.U9]" office:value-type="float" office:value="4292145" calcext:value-type="float">
            <text:p>4292145</text:p>
          </table:table-cell>
          <table:table-cell table:formula="of:=[.W8] + [.V9]" office:value-type="float" office:value="5852925" calcext:value-type="float">
            <text:p>5852925</text:p>
          </table:table-cell>
          <table:table-cell table:formula="of:=[.X8] + [.W9]" office:value-type="float" office:value="7888715" calcext:value-type="float">
            <text:p>7888715</text:p>
          </table:table-cell>
          <table:table-cell table:formula="of:=[.Y8] + [.X9]" office:value-type="float" office:value="10518230" calcext:value-type="float">
            <text:p>10518230</text:p>
          </table:table-cell>
          <table:table-cell table:formula="of:=[.Z8] + [.Y9]" office:value-type="float" office:value="13883878" calcext:value-type="float">
            <text:p>13883878</text:p>
          </table:table-cell>
          <table:table-cell table:number-columns-repeated="998"/>
        </table:table-row>
        <table:table-row table:style-name="ro1">
          <table:table-cell table:number-columns-repeated="9"/>
          <table:table-cell table:formula="of:=[.J9] *2" office:value-type="float" office:value="48620" calcext:value-type="float">
            <text:p>48620</text:p>
          </table:table-cell>
          <table:table-cell table:formula="of:=[.K9] + [.J10]" office:value-type="float" office:value="92378" calcext:value-type="float">
            <text:p>92378</text:p>
          </table:table-cell>
          <table:table-cell table:formula="of:=[.L9] + [.K10]" office:value-type="float" office:value="167960" calcext:value-type="float">
            <text:p>167960</text:p>
          </table:table-cell>
          <table:table-cell table:formula="of:=[.M9] + [.L10]" office:value-type="float" office:value="293930" calcext:value-type="float">
            <text:p>293930</text:p>
          </table:table-cell>
          <table:table-cell table:formula="of:=[.N9] + [.M10]" office:value-type="float" office:value="497420" calcext:value-type="float">
            <text:p>497420</text:p>
          </table:table-cell>
          <table:table-cell table:formula="of:=[.O9] + [.N10]" office:value-type="float" office:value="817190" calcext:value-type="float">
            <text:p>817190</text:p>
          </table:table-cell>
          <table:table-cell table:formula="of:=[.P9] + [.O10]" office:value-type="float" office:value="1307504" calcext:value-type="float">
            <text:p>1307504</text:p>
          </table:table-cell>
          <table:table-cell table:formula="of:=[.Q9] + [.P10]" office:value-type="float" office:value="2042975" calcext:value-type="float">
            <text:p>2042975</text:p>
          </table:table-cell>
          <table:table-cell table:formula="of:=[.R9] + [.Q10]" office:value-type="float" office:value="3124550" calcext:value-type="float">
            <text:p>3124550</text:p>
          </table:table-cell>
          <table:table-cell table:formula="of:=[.S9] + [.R10]" office:value-type="float" office:value="4686825" calcext:value-type="float">
            <text:p>4686825</text:p>
          </table:table-cell>
          <table:table-cell table:formula="of:=[.T9] + [.S10]" office:value-type="float" office:value="6906900" calcext:value-type="float">
            <text:p>6906900</text:p>
          </table:table-cell>
          <table:table-cell table:formula="of:=[.U9] + [.T10]" office:value-type="float" office:value="10015005" calcext:value-type="float">
            <text:p>10015005</text:p>
          </table:table-cell>
          <table:table-cell table:formula="of:=[.V9] + [.U10]" office:value-type="float" office:value="14307150" calcext:value-type="float">
            <text:p>14307150</text:p>
          </table:table-cell>
          <table:table-cell table:formula="of:=[.W9] + [.V10]" office:value-type="float" office:value="20160075" calcext:value-type="float">
            <text:p>20160075</text:p>
          </table:table-cell>
          <table:table-cell table:formula="of:=[.X9] + [.W10]" office:value-type="float" office:value="28048790" calcext:value-type="float">
            <text:p>28048790</text:p>
          </table:table-cell>
          <table:table-cell table:formula="of:=[.Y9] + [.X10]" office:value-type="float" office:value="38567020" calcext:value-type="float">
            <text:p>38567020</text:p>
          </table:table-cell>
          <table:table-cell table:formula="of:=[.Z9] + [.Y10]" office:value-type="float" office:value="52450898" calcext:value-type="float">
            <text:p>52450898</text:p>
          </table:table-cell>
          <table:table-cell table:number-columns-repeated="998"/>
        </table:table-row>
        <table:table-row table:style-name="ro1">
          <table:table-cell table:number-columns-repeated="10"/>
          <table:table-cell table:formula="of:=[.K10] *2" office:value-type="float" office:value="184756" calcext:value-type="float">
            <text:p>184756</text:p>
          </table:table-cell>
          <table:table-cell table:formula="of:=[.L10] + [.K11]" office:value-type="float" office:value="352716" calcext:value-type="float">
            <text:p>352716</text:p>
          </table:table-cell>
          <table:table-cell table:formula="of:=[.M10] + [.L11]" office:value-type="float" office:value="646646" calcext:value-type="float">
            <text:p>646646</text:p>
          </table:table-cell>
          <table:table-cell table:formula="of:=[.N10] + [.M11]" office:value-type="float" office:value="1144066" calcext:value-type="float">
            <text:p>1144066</text:p>
          </table:table-cell>
          <table:table-cell table:formula="of:=[.O10] + [.N11]" office:value-type="float" office:value="1961256" calcext:value-type="float">
            <text:p>1961256</text:p>
          </table:table-cell>
          <table:table-cell table:formula="of:=[.P10] + [.O11]" office:value-type="float" office:value="3268760" calcext:value-type="float">
            <text:p>3268760</text:p>
          </table:table-cell>
          <table:table-cell table:formula="of:=[.Q10] + [.P11]" office:value-type="float" office:value="5311735" calcext:value-type="float">
            <text:p>5311735</text:p>
          </table:table-cell>
          <table:table-cell table:formula="of:=[.R10] + [.Q11]" office:value-type="float" office:value="8436285" calcext:value-type="float">
            <text:p>8436285</text:p>
          </table:table-cell>
          <table:table-cell table:formula="of:=[.S10] + [.R11]" office:value-type="float" office:value="13123110" calcext:value-type="float">
            <text:p>13123110</text:p>
          </table:table-cell>
          <table:table-cell table:formula="of:=[.T10] + [.S11]" office:value-type="float" office:value="20030010" calcext:value-type="float">
            <text:p>20030010</text:p>
          </table:table-cell>
          <table:table-cell table:formula="of:=[.U10] + [.T11]" office:value-type="float" office:value="30045015" calcext:value-type="float">
            <text:p>30045015</text:p>
          </table:table-cell>
          <table:table-cell table:formula="of:=[.V10] + [.U11]" office:value-type="float" office:value="44352165" calcext:value-type="float">
            <text:p>44352165</text:p>
          </table:table-cell>
          <table:table-cell table:formula="of:=[.W10] + [.V11]" office:value-type="float" office:value="64512240" calcext:value-type="float">
            <text:p>64512240</text:p>
          </table:table-cell>
          <table:table-cell table:formula="of:=[.X10] + [.W11]" office:value-type="float" office:value="92561030" calcext:value-type="float">
            <text:p>92561030</text:p>
          </table:table-cell>
          <table:table-cell table:formula="of:=[.Y10] + [.X11]" office:value-type="float" office:value="131128050" calcext:value-type="float">
            <text:p>131128050</text:p>
          </table:table-cell>
          <table:table-cell table:formula="of:=[.Z10] + [.Y11]" office:value-type="float" office:value="183578948" calcext:value-type="float">
            <text:p>183578948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formula="of:=[.L11] *2" office:value-type="float" office:value="705432" calcext:value-type="float">
            <text:p>705432</text:p>
          </table:table-cell>
          <table:table-cell table:formula="of:=[.M11] + [.L12]" office:value-type="float" office:value="1352078" calcext:value-type="float">
            <text:p>1352078</text:p>
          </table:table-cell>
          <table:table-cell table:formula="of:=[.N11] + [.M12]" office:value-type="float" office:value="2496144" calcext:value-type="float">
            <text:p>2496144</text:p>
          </table:table-cell>
          <table:table-cell table:formula="of:=[.O11] + [.N12]" office:value-type="float" office:value="4457400" calcext:value-type="float">
            <text:p>4457400</text:p>
          </table:table-cell>
          <table:table-cell table:formula="of:=[.P11] + [.O12]" office:value-type="float" office:value="7726160" calcext:value-type="float">
            <text:p>7726160</text:p>
          </table:table-cell>
          <table:table-cell table:formula="of:=[.Q11] + [.P12]" office:value-type="float" office:value="13037895" calcext:value-type="float">
            <text:p>13037895</text:p>
          </table:table-cell>
          <table:table-cell table:formula="of:=[.R11] + [.Q12]" office:value-type="float" office:value="21474180" calcext:value-type="float">
            <text:p>21474180</text:p>
          </table:table-cell>
          <table:table-cell table:formula="of:=[.S11] + [.R12]" office:value-type="float" office:value="34597290" calcext:value-type="float">
            <text:p>34597290</text:p>
          </table:table-cell>
          <table:table-cell table:formula="of:=[.T11] + [.S12]" office:value-type="float" office:value="54627300" calcext:value-type="float">
            <text:p>54627300</text:p>
          </table:table-cell>
          <table:table-cell table:formula="of:=[.U11] + [.T12]" office:value-type="float" office:value="84672315" calcext:value-type="float">
            <text:p>84672315</text:p>
          </table:table-cell>
          <table:table-cell table:formula="of:=[.V11] + [.U12]" office:value-type="float" office:value="129024480" calcext:value-type="float">
            <text:p>129024480</text:p>
          </table:table-cell>
          <table:table-cell table:formula="of:=[.W11] + [.V12]" office:value-type="float" office:value="193536720" calcext:value-type="float">
            <text:p>193536720</text:p>
          </table:table-cell>
          <table:table-cell table:formula="of:=[.X11] + [.W12]" office:value-type="float" office:value="286097750" calcext:value-type="float">
            <text:p>286097750</text:p>
          </table:table-cell>
          <table:table-cell table:formula="of:=[.Y11] + [.X12]" office:value-type="float" office:value="417225800" calcext:value-type="float">
            <text:p>417225800</text:p>
          </table:table-cell>
          <table:table-cell table:formula="of:=[.Z11] + [.Y12]" office:value-type="float" office:value="600804748" calcext:value-type="float">
            <text:p>600804748</text:p>
          </table:table-cell>
          <table:table-cell table:number-columns-repeated="998"/>
        </table:table-row>
        <table:table-row table:style-name="ro1">
          <table:table-cell table:number-columns-repeated="12"/>
          <table:table-cell table:formula="of:=[.M12] *2" office:value-type="float" office:value="2704156" calcext:value-type="float">
            <text:p>2704156</text:p>
          </table:table-cell>
          <table:table-cell table:formula="of:=[.N12] + [.M13]" office:value-type="float" office:value="5200300" calcext:value-type="float">
            <text:p>5200300</text:p>
          </table:table-cell>
          <table:table-cell table:formula="of:=[.O12] + [.N13]" office:value-type="float" office:value="9657700" calcext:value-type="float">
            <text:p>9657700</text:p>
          </table:table-cell>
          <table:table-cell table:formula="of:=[.P12] + [.O13]" office:value-type="float" office:value="17383860" calcext:value-type="float">
            <text:p>17383860</text:p>
          </table:table-cell>
          <table:table-cell table:formula="of:=[.Q12] + [.P13]" office:value-type="float" office:value="30421755" calcext:value-type="float">
            <text:p>30421755</text:p>
          </table:table-cell>
          <table:table-cell table:formula="of:=[.R12] + [.Q13]" office:value-type="float" office:value="51895935" calcext:value-type="float">
            <text:p>51895935</text:p>
          </table:table-cell>
          <table:table-cell table:formula="of:=[.S12] + [.R13]" office:value-type="float" office:value="86493225" calcext:value-type="float">
            <text:p>86493225</text:p>
          </table:table-cell>
          <table:table-cell table:formula="of:=[.T12] + [.S13]" office:value-type="float" office:value="141120525" calcext:value-type="float">
            <text:p>141120525</text:p>
          </table:table-cell>
          <table:table-cell table:formula="of:=[.U12] + [.T13]" office:value-type="float" office:value="225792840" calcext:value-type="float">
            <text:p>225792840</text:p>
          </table:table-cell>
          <table:table-cell table:formula="of:=[.V12] + [.U13]" office:value-type="float" office:value="354817320" calcext:value-type="float">
            <text:p>354817320</text:p>
          </table:table-cell>
          <table:table-cell table:formula="of:=[.W12] + [.V13]" office:value-type="float" office:value="548354040" calcext:value-type="float">
            <text:p>548354040</text:p>
          </table:table-cell>
          <table:table-cell table:formula="of:=[.X12] + [.W13]" office:value-type="float" office:value="834451790" calcext:value-type="float">
            <text:p>834451790</text:p>
          </table:table-cell>
          <table:table-cell table:formula="of:=[.Y12] + [.X13]" office:value-type="float" office:value="1251677590" calcext:value-type="float">
            <text:p>1251677590</text:p>
          </table:table-cell>
          <table:table-cell table:formula="of:=[.Z12] + [.Y13]" office:value-type="float" office:value="1852482338" calcext:value-type="float">
            <text:p>1852482338</text:p>
          </table:table-cell>
          <table:table-cell table:number-columns-repeated="998"/>
        </table:table-row>
        <table:table-row table:style-name="ro1">
          <table:table-cell table:number-columns-repeated="13"/>
          <table:table-cell table:formula="of:=[.N13] *2" office:value-type="float" office:value="10400600" calcext:value-type="float">
            <text:p>10400600</text:p>
          </table:table-cell>
          <table:table-cell table:formula="of:=[.O13] + [.N14]" office:value-type="float" office:value="20058300" calcext:value-type="float">
            <text:p>20058300</text:p>
          </table:table-cell>
          <table:table-cell table:formula="of:=[.P13] + [.O14]" office:value-type="float" office:value="37442160" calcext:value-type="float">
            <text:p>37442160</text:p>
          </table:table-cell>
          <table:table-cell table:formula="of:=[.Q13] + [.P14]" office:value-type="float" office:value="67863915" calcext:value-type="float">
            <text:p>67863915</text:p>
          </table:table-cell>
          <table:table-cell table:formula="of:=[.R13] + [.Q14]" office:value-type="float" office:value="119759850" calcext:value-type="float">
            <text:p>119759850</text:p>
          </table:table-cell>
          <table:table-cell table:formula="of:=[.S13] + [.R14]" office:value-type="float" office:value="206253075" calcext:value-type="float">
            <text:p>206253075</text:p>
          </table:table-cell>
          <table:table-cell table:formula="of:=[.T13] + [.S14]" office:value-type="float" office:value="347373600" calcext:value-type="float">
            <text:p>347373600</text:p>
          </table:table-cell>
          <table:table-cell table:formula="of:=[.U13] + [.T14]" office:value-type="float" office:value="573166440" calcext:value-type="float">
            <text:p>573166440</text:p>
          </table:table-cell>
          <table:table-cell table:formula="of:=[.V13] + [.U14]" office:value-type="float" office:value="927983760" calcext:value-type="float">
            <text:p>927983760</text:p>
          </table:table-cell>
          <table:table-cell table:formula="of:=[.W13] + [.V14]" office:value-type="float" office:value="1476337800" calcext:value-type="float">
            <text:p>1476337800</text:p>
          </table:table-cell>
          <table:table-cell table:formula="of:=[.X13] + [.W14]" office:value-type="float" office:value="2310789590" calcext:value-type="float">
            <text:p>2310789590</text:p>
          </table:table-cell>
          <table:table-cell table:formula="of:=[.Y13] + [.X14]" office:value-type="float" office:value="3562467180" calcext:value-type="float">
            <text:p>3562467180</text:p>
          </table:table-cell>
          <table:table-cell table:formula="of:=[.Z13] + [.Y14]" office:value-type="float" office:value="5414949518" calcext:value-type="float">
            <text:p>5414949518</text:p>
          </table:table-cell>
          <table:table-cell table:number-columns-repeated="998"/>
        </table:table-row>
        <table:table-row table:style-name="ro1">
          <table:table-cell table:number-columns-repeated="14"/>
          <table:table-cell table:formula="of:=[.O14] *2" office:value-type="float" office:value="40116600" calcext:value-type="float">
            <text:p>40116600</text:p>
          </table:table-cell>
          <table:table-cell table:formula="of:=[.P14] + [.O15]" office:value-type="float" office:value="77558760" calcext:value-type="float">
            <text:p>77558760</text:p>
          </table:table-cell>
          <table:table-cell table:formula="of:=[.Q14] + [.P15]" office:value-type="float" office:value="145422675" calcext:value-type="float">
            <text:p>145422675</text:p>
          </table:table-cell>
          <table:table-cell table:formula="of:=[.R14] + [.Q15]" office:value-type="float" office:value="265182525" calcext:value-type="float">
            <text:p>265182525</text:p>
          </table:table-cell>
          <table:table-cell table:formula="of:=[.S14] + [.R15]" office:value-type="float" office:value="471435600" calcext:value-type="float">
            <text:p>471435600</text:p>
          </table:table-cell>
          <table:table-cell table:formula="of:=[.T14] + [.S15]" office:value-type="float" office:value="818809200" calcext:value-type="float">
            <text:p>818809200</text:p>
          </table:table-cell>
          <table:table-cell table:formula="of:=[.U14] + [.T15]" office:value-type="float" office:value="1391975640" calcext:value-type="float">
            <text:p>1391975640</text:p>
          </table:table-cell>
          <table:table-cell table:formula="of:=[.V14] + [.U15]" office:value-type="float" office:value="2319959400" calcext:value-type="float">
            <text:p>2319959400</text:p>
          </table:table-cell>
          <table:table-cell table:formula="of:=[.W14] + [.V15]" office:value-type="float" office:value="3796297200" calcext:value-type="float">
            <text:p>3796297200</text:p>
          </table:table-cell>
          <table:table-cell table:formula="of:=[.X14] + [.W15]" office:value-type="float" office:value="6107086790" calcext:value-type="float">
            <text:p>6107086790</text:p>
          </table:table-cell>
          <table:table-cell table:formula="of:=[.Y14] + [.X15]" office:value-type="float" office:value="9669553970" calcext:value-type="float">
            <text:p>9669553970</text:p>
          </table:table-cell>
          <table:table-cell table:formula="of:=[.Z14] + [.Y15]" office:value-type="float" office:value="15084503488" calcext:value-type="float">
            <text:p>15084503488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formula="of:=[.P15] *2" office:value-type="float" office:value="155117520" calcext:value-type="float">
            <text:p>155117520</text:p>
          </table:table-cell>
          <table:table-cell table:formula="of:=[.Q15] + [.P16]" office:value-type="float" office:value="300540195" calcext:value-type="float">
            <text:p>300540195</text:p>
          </table:table-cell>
          <table:table-cell table:formula="of:=[.R15] + [.Q16]" office:value-type="float" office:value="565722720" calcext:value-type="float">
            <text:p>565722720</text:p>
          </table:table-cell>
          <table:table-cell table:formula="of:=[.S15] + [.R16]" office:value-type="float" office:value="1037158320" calcext:value-type="float">
            <text:p>1037158320</text:p>
          </table:table-cell>
          <table:table-cell table:formula="of:=[.T15] + [.S16]" office:value-type="float" office:value="1855967520" calcext:value-type="float">
            <text:p>1855967520</text:p>
          </table:table-cell>
          <table:table-cell table:formula="of:=[.U15] + [.T16]" office:value-type="float" office:value="3247943160" calcext:value-type="float">
            <text:p>3247943160</text:p>
          </table:table-cell>
          <table:table-cell table:formula="of:=[.V15] + [.U16]" office:value-type="float" office:value="5567902560" calcext:value-type="float">
            <text:p>5567902560</text:p>
          </table:table-cell>
          <table:table-cell table:formula="of:=[.W15] + [.V16]" office:value-type="float" office:value="9364199760" calcext:value-type="float">
            <text:p>9364199760</text:p>
          </table:table-cell>
          <table:table-cell table:formula="of:=[.X15] + [.W16]" office:value-type="float" office:value="15471286550" calcext:value-type="float">
            <text:p>15471286550</text:p>
          </table:table-cell>
          <table:table-cell table:formula="of:=[.Y15] + [.X16]" office:value-type="float" office:value="25140840520" calcext:value-type="float">
            <text:p>25140840520</text:p>
          </table:table-cell>
          <table:table-cell table:formula="of:=[.Z15] + [.Y16]" office:value-type="float" office:value="40225344008" calcext:value-type="float">
            <text:p>40225344008</text:p>
          </table:table-cell>
          <table:table-cell table:number-columns-repeated="998"/>
        </table:table-row>
        <table:table-row table:style-name="ro1">
          <table:table-cell table:number-columns-repeated="16"/>
          <table:table-cell table:formula="of:=[.Q16] *2" office:value-type="float" office:value="601080390" calcext:value-type="float">
            <text:p>601080390</text:p>
          </table:table-cell>
          <table:table-cell table:formula="of:=[.R16] + [.Q17]" office:value-type="float" office:value="1166803110" calcext:value-type="float">
            <text:p>1166803110</text:p>
          </table:table-cell>
          <table:table-cell table:formula="of:=[.S16] + [.R17]" office:value-type="float" office:value="2203961430" calcext:value-type="float">
            <text:p>2203961430</text:p>
          </table:table-cell>
          <table:table-cell table:formula="of:=[.T16] + [.S17]" office:value-type="float" office:value="4059928950" calcext:value-type="float">
            <text:p>4059928950</text:p>
          </table:table-cell>
          <table:table-cell table:formula="of:=[.U16] + [.T17]" office:value-type="float" office:value="7307872110" calcext:value-type="float">
            <text:p>7307872110</text:p>
          </table:table-cell>
          <table:table-cell table:formula="of:=[.V16] + [.U17]" office:value-type="float" office:value="12875774670" calcext:value-type="float">
            <text:p>12875774670</text:p>
          </table:table-cell>
          <table:table-cell table:formula="of:=[.W16] + [.V17]" office:value-type="float" office:value="22239974430" calcext:value-type="float">
            <text:p>22239974430</text:p>
          </table:table-cell>
          <table:table-cell table:formula="of:=[.X16] + [.W17]" office:value-type="float" office:value="37711260980" calcext:value-type="float">
            <text:p>37711260980</text:p>
          </table:table-cell>
          <table:table-cell table:formula="of:=[.Y16] + [.X17]" office:value-type="float" office:value="62852101500" calcext:value-type="float">
            <text:p>62852101500</text:p>
          </table:table-cell>
          <table:table-cell table:formula="of:=[.Z16] + [.Y17]" office:value-type="float" office:value="103077445508" calcext:value-type="float">
            <text:p>103077445508</text:p>
          </table:table-cell>
          <table:table-cell table:number-columns-repeated="998"/>
        </table:table-row>
        <table:table-row table:style-name="ro1">
          <table:table-cell table:number-columns-repeated="17"/>
          <table:table-cell table:formula="of:=[.R17] *2" office:value-type="float" office:value="2333606220" calcext:value-type="float">
            <text:p>2333606220</text:p>
          </table:table-cell>
          <table:table-cell table:formula="of:=[.S17] + [.R18]" office:value-type="float" office:value="4537567650" calcext:value-type="float">
            <text:p>4537567650</text:p>
          </table:table-cell>
          <table:table-cell table:formula="of:=[.T17] + [.S18]" office:value-type="float" office:value="8597496600" calcext:value-type="float">
            <text:p>8597496600</text:p>
          </table:table-cell>
          <table:table-cell table:formula="of:=[.U17] + [.T18]" office:value-type="float" office:value="15905368710" calcext:value-type="float">
            <text:p>15905368710</text:p>
          </table:table-cell>
          <table:table-cell table:formula="of:=[.V17] + [.U18]" office:value-type="float" office:value="28781143380" calcext:value-type="float">
            <text:p>28781143380</text:p>
          </table:table-cell>
          <table:table-cell table:formula="of:=[.W17] + [.V18]" office:value-type="float" office:value="51021117810" calcext:value-type="float">
            <text:p>51021117810</text:p>
          </table:table-cell>
          <table:table-cell table:formula="of:=[.X17] + [.W18]" office:value-type="float" office:value="88732378790" calcext:value-type="float">
            <text:p>88732378790</text:p>
          </table:table-cell>
          <table:table-cell table:formula="of:=[.Y17] + [.X18]" office:value-type="float" office:value="151584480290" calcext:value-type="float">
            <text:p>151584480290</text:p>
          </table:table-cell>
          <table:table-cell table:formula="of:=[.Z17] + [.Y18]" office:value-type="float" office:value="254661925798" calcext:value-type="float">
            <text:p>254661925798</text:p>
          </table:table-cell>
          <table:table-cell table:number-columns-repeated="998"/>
        </table:table-row>
        <table:table-row table:style-name="ro1">
          <table:table-cell table:number-columns-repeated="18"/>
          <table:table-cell table:formula="of:=[.S18] *2" office:value-type="float" office:value="9075135300" calcext:value-type="float">
            <text:p>9075135300</text:p>
          </table:table-cell>
          <table:table-cell table:formula="of:=[.T18] + [.S19]" office:value-type="float" office:value="17672631900" calcext:value-type="float">
            <text:p>17672631900</text:p>
          </table:table-cell>
          <table:table-cell table:formula="of:=[.U18] + [.T19]" office:value-type="float" office:value="33578000610" calcext:value-type="float">
            <text:p>33578000610</text:p>
          </table:table-cell>
          <table:table-cell table:formula="of:=[.V18] + [.U19]" office:value-type="float" office:value="62359143990" calcext:value-type="float">
            <text:p>62359143990</text:p>
          </table:table-cell>
          <table:table-cell table:formula="of:=[.W18] + [.V19]" office:value-type="float" office:value="113380261800" calcext:value-type="float">
            <text:p>113380261800</text:p>
          </table:table-cell>
          <table:table-cell table:formula="of:=[.X18] + [.W19]" office:value-type="float" office:value="202112640590" calcext:value-type="float">
            <text:p>202112640590</text:p>
          </table:table-cell>
          <table:table-cell table:formula="of:=[.Y18] + [.X19]" office:value-type="float" office:value="353697120880" calcext:value-type="float">
            <text:p>353697120880</text:p>
          </table:table-cell>
          <table:table-cell table:formula="of:=[.Z18] + [.Y19]" office:value-type="float" office:value="608359046678" calcext:value-type="float">
            <text:p>608359046678</text:p>
          </table:table-cell>
          <table:table-cell table:number-columns-repeated="998"/>
        </table:table-row>
        <table:table-row table:style-name="ro1">
          <table:table-cell table:number-columns-repeated="19"/>
          <table:table-cell table:formula="of:=[.T19] *2" office:value-type="float" office:value="35345263800" calcext:value-type="float">
            <text:p>35345263800</text:p>
          </table:table-cell>
          <table:table-cell table:formula="of:=[.U19] + [.T20]" office:value-type="float" office:value="68923264410" calcext:value-type="float">
            <text:p>68923264410</text:p>
          </table:table-cell>
          <table:table-cell table:formula="of:=[.V19] + [.U20]" office:value-type="float" office:value="131282408400" calcext:value-type="float">
            <text:p>131282408400</text:p>
          </table:table-cell>
          <table:table-cell table:formula="of:=[.W19] + [.V20]" office:value-type="float" office:value="244662670200" calcext:value-type="float">
            <text:p>244662670200</text:p>
          </table:table-cell>
          <table:table-cell table:formula="of:=[.X19] + [.W20]" office:value-type="float" office:value="446775310790" calcext:value-type="float">
            <text:p>446775310790</text:p>
          </table:table-cell>
          <table:table-cell table:formula="of:=[.Y19] + [.X20]" office:value-type="float" office:value="800472431670" calcext:value-type="float">
            <text:p>800472431670</text:p>
          </table:table-cell>
          <table:table-cell table:formula="of:=[.Z19] + [.Y20]" office:value-type="float" office:value="1408831478348" calcext:value-type="float">
            <text:p>1408831478348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formula="of:=[.U20] *2" office:value-type="float" office:value="137846528820" calcext:value-type="float">
            <text:p>137846528820</text:p>
          </table:table-cell>
          <table:table-cell table:formula="of:=[.V20] + [.U21]" office:value-type="float" office:value="269128937220" calcext:value-type="float">
            <text:p>269128937220</text:p>
          </table:table-cell>
          <table:table-cell table:formula="of:=[.W20] + [.V21]" office:value-type="float" office:value="513791607420" calcext:value-type="float">
            <text:p>513791607420</text:p>
          </table:table-cell>
          <table:table-cell table:formula="of:=[.X20] + [.W21]" office:value-type="float" office:value="960566918210" calcext:value-type="float">
            <text:p>960566918210</text:p>
          </table:table-cell>
          <table:table-cell table:formula="of:=[.Y20] + [.X21]" office:value-type="float" office:value="1761039349880" calcext:value-type="float">
            <text:p>1761039349880</text:p>
          </table:table-cell>
          <table:table-cell table:formula="of:=[.Z20] + [.Y21]" office:value-type="float" office:value="3169870828228" calcext:value-type="float">
            <text:p>3169870828228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formula="of:=[.V21] *2" office:value-type="float" office:value="538257874440" calcext:value-type="float">
            <text:p>538257874440</text:p>
          </table:table-cell>
          <table:table-cell table:formula="of:=[.W21] + [.V22]" office:value-type="float" office:value="1052049481860" calcext:value-type="float">
            <text:p>1052049481860</text:p>
          </table:table-cell>
          <table:table-cell table:formula="of:=[.X21] + [.W22]" office:value-type="float" office:value="2012616400070" calcext:value-type="float">
            <text:p>2012616400070</text:p>
          </table:table-cell>
          <table:table-cell table:formula="of:=[.Y21] + [.X22]" office:value-type="float" office:value="3773655749950" calcext:value-type="float">
            <text:p>3773655749950</text:p>
          </table:table-cell>
          <table:table-cell table:formula="of:=[.Z21] + [.Y22]" office:value-type="float" office:value="6943526578178" calcext:value-type="float">
            <text:p>6943526578178</text:p>
          </table:table-cell>
          <table:table-cell table:number-columns-repeated="998"/>
        </table:table-row>
        <table:table-row table:style-name="ro1">
          <table:table-cell table:number-columns-repeated="22"/>
          <table:table-cell table:formula="of:=[.W22] *2" office:value-type="float" office:value="2104098963720" calcext:value-type="float">
            <text:p>2104098963720</text:p>
          </table:table-cell>
          <table:table-cell table:formula="of:=[.X22] + [.W23]" office:value-type="float" office:value="4116715363790" calcext:value-type="float">
            <text:p>4116715363790</text:p>
          </table:table-cell>
          <table:table-cell table:formula="of:=[.Y22] + [.X23]" office:value-type="float" office:value="7890371113740" calcext:value-type="float">
            <text:p>7890371113740</text:p>
          </table:table-cell>
          <table:table-cell table:formula="of:=[.Z22] + [.Y23]" office:value-type="float" office:value="14833897691918" calcext:value-type="float">
            <text:p>14833897691918</text:p>
          </table:table-cell>
          <table:table-cell table:number-columns-repeated="998"/>
        </table:table-row>
        <table:table-row table:style-name="ro1">
          <table:table-cell table:number-columns-repeated="23"/>
          <table:table-cell table:formula="of:=[.X23] *2" office:value-type="float" office:value="8233430727580" calcext:value-type="float">
            <text:p>8233430727580</text:p>
          </table:table-cell>
          <table:table-cell table:formula="of:=[.Y23] + [.X24]" office:value-type="float" office:value="16123801841320" calcext:value-type="float">
            <text:p>16123801841320</text:p>
          </table:table-cell>
          <table:table-cell table:formula="of:=[.Z23] + [.Y24]" office:value-type="float" office:value="30957699533238" calcext:value-type="float">
            <text:p>30957699533238</text:p>
          </table:table-cell>
          <table:table-cell table:number-columns-repeated="998"/>
        </table:table-row>
        <table:table-row table:style-name="ro1">
          <table:table-cell table:number-columns-repeated="24"/>
          <table:table-cell table:formula="of:=[.Y24] *2" office:value-type="float" office:value="32247603682640" calcext:value-type="float">
            <text:p>32247603682640</text:p>
          </table:table-cell>
          <table:table-cell table:formula="of:=[.Z24] + [.Y25]" office:value-type="float" office:value="63205303215878" calcext:value-type="float">
            <text:p>63205303215878</text:p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[.Z25] *2" office:value-type="float" office:value="126410606431756" calcext:value-type="float">
            <text:p>126410606431756</text:p>
          </table:table-cell>
          <table:table-cell table:number-columns-repeated="99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21:47:51.321000000</meta:creation-date>
    <dc:date>2015-07-23T21:56:00.295000000</dc:date>
    <meta:editing-duration>PT8M9S</meta:editing-duration>
    <meta:editing-cycles>1</meta:editing-cycles>
    <meta:document-statistic meta:table-count="1" meta:cell-count="351" meta:object-count="0"/>
    <meta:generator>LibreOffice/4.4.2.2$Windows_x86 LibreOffice_project/c4c7d32d0d49397cad38d62472b0bc8acff48dd6</meta:generator>
  </office:meta>
</office:document-meta>
</file>